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DF9FDE90.png"/>
  <manifest:file-entry manifest:media-type="image/png" manifest:full-path="Pictures/100000000000000800000008DD0ADA2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94bd5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fill-color="#ffff66" draw:textarea-horizontal-align="center" draw:textarea-vertical-align="middle"/>
    </style:style>
    <style:style style:name="gr5" style:family="graphic" style:parent-style-name="standard">
      <style:graphic-properties draw:fill-color="#ff9966" draw:textarea-horizontal-align="center" draw:textarea-vertical-align="middle"/>
    </style:style>
    <style:style style:name="gr6" style:family="graphic" style:parent-style-name="standard">
      <style:graphic-properties draw:fill-color="#b3b3b3" draw:textarea-horizontal-align="center" draw:textarea-vertical-align="middle"/>
    </style:style>
    <style:style style:name="gr7" style:family="graphic" style:parent-style-name="standard">
      <style:graphic-properties draw:fill-color="#7da647"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31.171cm, 15.806cm, 0cm)" draw:image-opacity="100%" style:mirror="none"/>
    </style:style>
    <style:style style:name="gr11" style:family="graphic" style:parent-style-name="standard">
      <style:graphic-properties draw:fill="none" draw:fill-color="#99ccff" draw:fill-gradient-name="Gradient_20_1" draw:fill-hatch-name="Black_20_0_20_Degrees" draw:fill-image-name="Empty" draw:textarea-horizontal-align="center" draw:textarea-vertical-align="middle"/>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standard">
      <style:graphic-properties draw:fill="none" draw:textarea-horizontal-align="center" draw:textarea-vertical-align="middle"/>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31.814cm, 15.453cm, 0cm)" draw:image-opacity="100%" style:mirror="non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31.814cm, 14.998cm, 0cm)" draw:image-opacity="100%" style:mirror="none"/>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32.505cm, 15.086cm, 0cm)" draw:image-opacity="100%" style:mirror="none"/>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32.478cm, 14.448cm, 0cm)" draw:image-opacity="100%" style:mirror="none"/>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32.599cm, 15.786cm, 0cm)" draw:image-opacity="100%" style:mirror="none"/>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31.747cm, 13.63cm, 0cm)" draw:image-opacity="100%" style:mirror="none"/>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32.412cm, 13.348cm, 0cm)" draw:image-opacity="100%" style:mirror="none"/>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0cm, 32.754cm, 13.774cm, 0cm)" draw:image-opacity="100%" style:mirror="none"/>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0cm, 31.898cm, 11.379cm, 0cm)" draw:image-opacity="100%" style:mirror="none"/>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0cm, 31.318cm, 8.279cm, 0cm)" draw:image-opacity="100%" style:mirror="none"/>
    </style:style>
    <style:style style:name="gr24" style:family="graphic" style:parent-style-name="standard">
      <style:graphic-properties draw:stroke="none" draw:fill="none" draw:textarea-horizontal-align="center" draw:textarea-vertical-align="middle" draw:color-mode="standard" draw:luminance="0%" draw:contrast="0%" draw:gamma="100%" draw:red="0%" draw:green="0%" draw:blue="0%" fo:clip="rect(0cm, 28.023cm, 18.192cm, 0cm)" draw:image-opacity="100%" style:mirror="none"/>
    </style:style>
    <style:style style:name="gr2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original-subtitle">
      <style:graphic-properties draw:fill="solid" draw:fill-color="#ffffff" draw:opacity="85%" draw:auto-grow-height="true" fo:min-height="3.5cm" draw:shadow="visible" draw:shadow-offset-x="0.2cm" draw:shadow-offset-y="0.2cm" draw:shadow-color="#808080" draw:shadow-opacity="85%"/>
    </style:style>
    <style:style style:name="pr2" style:family="presentation" style:parent-style-name="original-notes">
      <style:graphic-properties draw:fill-color="#ffffff" fo:min-height="11.159cm"/>
    </style:style>
    <style:style style:name="pr3" style:family="presentation" style:parent-style-name="original-title">
      <style:graphic-properties draw:auto-grow-height="true" fo:min-height="2.001cm"/>
    </style:style>
    <style:style style:name="pr4" style:family="presentation" style:parent-style-name="original-outline1">
      <style:graphic-properties draw:auto-grow-height="true" fo:min-height="15.23cm"/>
    </style:style>
    <style:style style:name="pr5" style:family="presentation" style:parent-style-name="original-notes">
      <style:graphic-properties draw:fill-color="#ffffff" draw:auto-grow-height="true" fo:min-height="11.41cm"/>
    </style:style>
    <style:style style:name="pr6" style:family="presentation" style:parent-style-name="original-outline1">
      <style:graphic-properties draw:auto-grow-height="true" fo:min-height="15.683cm"/>
    </style:style>
    <style:style style:name="pr7" style:family="presentation" style:parent-style-name="original-title">
      <style:graphic-properties fo:min-height="1.75cm"/>
    </style:style>
    <style:style style:name="pr8" style:family="presentation" style:parent-style-name="original-outline1">
      <style:graphic-properties fo:min-height="14.979cm"/>
    </style:style>
    <style:style style:name="P1" style:family="paragraph">
      <style:text-properties fo:font-size="54pt" style:font-size-asian="54pt" style:font-size-complex="54pt"/>
    </style:style>
    <style:style style:name="P2" style:family="paragraph">
      <style:paragraph-properties fo:text-align="center"/>
    </style:style>
    <style:style style:name="P3" style:family="paragraph">
      <style:paragraph-properties fo:text-align="center"/>
      <style:text-properties fo:font-size="18pt" style:font-size-asian="11pt" style:font-size-complex="18pt"/>
    </style:style>
    <style:style style:name="P4" style:family="paragraph">
      <style:text-properties style:font-size-asian="24pt"/>
    </style:style>
    <style:style style:name="P5" style:family="paragraph">
      <style:text-properties fo:font-size="54pt"/>
    </style:style>
    <style:style style:name="P6" style:family="paragraph">
      <style:text-properties fo:font-size="40pt" style:font-size-asian="40pt" style:font-size-complex="40pt"/>
    </style:style>
    <style:style style:name="T1" style:family="text">
      <style:text-properties fo:font-size="54pt" style:font-size-asian="54pt" style:font-size-complex="54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iginal" presentation:presentation-page-layout-name="AL1T32">
        <office:forms form:automatic-focus="false" form:apply-design-mode="false"/>
        <draw:frame presentation:style-name="pr1" draw:text-style-name="P1" draw:layer="layout" svg:width="24cm" svg:height="3.5cm" svg:x="2.1cm" svg:y="8.4cm" presentation:class="subtitle" presentation:user-transformed="true">
          <draw:text-box>
            <text:p><text:span text:style-name="T1">JUnit </text:span><text:span text:style-name="T1">で </text:span><text:span text:style-name="T1">TDD</text:span></text:p>
          </draw:text-box>
        </draw:frame>
        <presentation:notes draw:style-name="dp2">
          <office:forms form:automatic-focus="false" form:apply-design-mode="false"/>
          <draw:page-thumbnail draw:style-name="gr1" draw:layer="layout" svg:width="13.705cm" svg:height="10.279cm" svg:x="3.647cm" svg:y="2.853cm" draw:page-number="1" presentation:class="page"/>
          <draw:frame presentation:style-name="pr2" draw:layer="layout" svg:width="14.517cm" svg:height="11.159cm" svg:x="3.249cm" svg:y="14.13cm" presentation:class="notes" presentation:placeholder="true">
            <draw:text-box/>
          </draw:frame>
        </presentation:notes>
      </draw:page>
      <draw:page draw:name="page2" draw:style-name="dp3" draw:master-page-name="original" presentation:presentation-page-layout-name="AL2T1">
        <office:forms form:automatic-focus="false" form:apply-design-mode="false"/>
        <draw:frame presentation:style-name="pr3" draw:layer="layout" svg:width="25cm" svg:height="2.393cm" svg:x="0.5cm" svg:y="0.604cm" presentation:class="title" presentation:user-transformed="true">
          <draw:text-box>
            <text:p>TDDとは</text:p>
          </draw:text-box>
        </draw:frame>
        <draw:frame presentation:style-name="pr4" draw:layer="layout" svg:width="25.411cm" svg:height="15.23cm" svg:x="1.089cm" svg:y="4.271cm" presentation:class="outline">
          <draw:text-box>
            <text:list text:style-name="L3">
              <text:list-item>
                <text:p>テスト駆動開発</text:p>
                <text:list>
                  <text:list-item>
                    <text:p>&lt;Test Driven Development&gt;</text:p>
                  </text:list-item>
                </text:list>
              </text:list-item>
              <text:list-item>
                <text:p>プログラム開発手法の一種</text:p>
              </text:list-item>
              <text:list-item>
                <text:p>アジャイルソフトウェア開発手法にて推奨される</text:p>
                <text:list>
                  <text:list-item>
                    <text:p>アジャイル&lt;agile&gt;＝迅速に</text:p>
                  </text:list-item>
                </text:list>
              </text:list-item>
              <text:list-item>
                <text:p>短い工程を繰り返す</text:p>
                <text:list>
                  <text:list-item>
                    <text:p>イテレーションプロセス</text:p>
                  </text:list-item>
                </text:list>
              </text:list-item>
            </text:list>
          </draw:text-box>
        </draw:frame>
        <presentation:notes draw:style-name="dp2">
          <draw:page-thumbnail draw:style-name="gr1" draw:layer="layout" svg:width="13.705cm" svg:height="10.279cm" svg:x="3.647cm" svg:y="2.853cm" draw:page-number="2" presentation:class="page"/>
          <draw:frame presentation:style-name="pr5" draw:layer="layout" svg:width="14.517cm" svg:height="11.41cm" svg:x="3.249cm" svg:y="14.13cm" presentation:class="notes" presentation:placeholder="true">
            <draw:text-box/>
          </draw:frame>
        </presentation:notes>
      </draw:page>
      <draw:page draw:name="page3" draw:style-name="dp3" draw:master-page-name="original" presentation:presentation-page-layout-name="AL3T19">
        <office:forms form:automatic-focus="false" form:apply-design-mode="false"/>
        <draw:frame presentation:style-name="pr3" draw:layer="layout" svg:width="25cm" svg:height="2.33cm" svg:x="0.5cm" svg:y="0.635cm" presentation:class="title">
          <draw:text-box>
            <text:p>イテレーションのイメージ</text:p>
          </draw:text-box>
        </draw:frame>
        <draw:rect draw:style-name="gr2" draw:text-style-name="P2" draw:layer="layout" svg:width="4.8cm" svg:height="2cm" svg:x="6.3cm" svg:y="7.5cm">
          <text:p text:style-name="P2">詳細設計</text:p>
        </draw:rect>
        <draw:rect draw:style-name="gr3" draw:text-style-name="P2" draw:layer="layout" svg:width="4.8cm" svg:height="2cm" svg:x="1.5cm" svg:y="7.5cm">
          <text:p text:style-name="P2">機能設計</text:p>
        </draw:rect>
        <draw:rect draw:style-name="gr4" draw:text-style-name="P2" draw:layer="layout" svg:width="4.8cm" svg:height="2cm" svg:x="11.1cm" svg:y="7.5cm">
          <text:p text:style-name="P2">実装</text:p>
        </draw:rect>
        <draw:rect draw:style-name="gr5" draw:text-style-name="P2" draw:layer="layout" svg:width="4.8cm" svg:height="2cm" svg:x="15.9cm" svg:y="7.5cm">
          <text:p text:style-name="P2">単体テスト</text:p>
        </draw:rect>
        <draw:rect draw:style-name="gr6" draw:text-style-name="P2" draw:layer="layout" svg:width="4.8cm" svg:height="2cm" svg:x="20.7cm" svg:y="7.5cm">
          <text:p text:style-name="P2">結合テスト</text:p>
        </draw:rect>
        <draw:rect draw:style-name="gr7" draw:text-style-name="P3" draw:layer="layout" svg:width="1.533cm" svg:height="2cm" svg:x="10.864cm" svg:y="13.28cm">
          <text:p text:style-name="P3">詳細</text:p>
          <text:p text:style-name="P3">設計</text:p>
        </draw:rect>
        <draw:rect draw:style-name="gr3" draw:text-style-name="P2" draw:layer="layout" svg:width="4.8cm" svg:height="2cm" svg:x="1.595cm" svg:y="13.28cm">
          <text:p text:style-name="P2">機能設計</text:p>
        </draw:rect>
        <draw:rect draw:style-name="gr4" draw:text-style-name="P3" draw:layer="layout" svg:width="1.533cm" svg:height="2cm" svg:x="12.397cm" svg:y="13.28cm">
          <text:p text:style-name="P3">実装</text:p>
        </draw:rect>
        <draw:rect draw:style-name="gr5" draw:text-style-name="P3" draw:layer="layout" svg:width="1.533cm" svg:height="2cm" svg:x="13.93cm" svg:y="13.28cm">
          <text:p text:style-name="P3">単体</text:p>
          <text:p text:style-name="P3">テスト</text:p>
        </draw:rect>
        <draw:rect draw:style-name="gr6" draw:text-style-name="P2" draw:layer="layout" svg:width="4.8cm" svg:height="2cm" svg:x="20cm" svg:y="13.274cm">
          <text:p text:style-name="P2">結合テスト</text:p>
        </draw:rect>
        <draw:rect draw:style-name="gr7" draw:text-style-name="P3" draw:layer="layout" svg:width="1.533cm" svg:height="2cm" svg:x="6.328cm" svg:y="13.284cm">
          <text:p text:style-name="P3">詳細</text:p>
          <text:p text:style-name="P3">設計</text:p>
        </draw:rect>
        <draw:rect draw:style-name="gr4" draw:text-style-name="P3" draw:layer="layout" svg:width="1.533cm" svg:height="2cm" svg:x="7.861cm" svg:y="13.284cm">
          <text:p text:style-name="P3">実装</text:p>
        </draw:rect>
        <draw:rect draw:style-name="gr5" draw:text-style-name="P3" draw:layer="layout" svg:width="1.532cm" svg:height="2cm" svg:x="9.394cm" svg:y="13.284cm">
          <text:p text:style-name="P3">単体</text:p>
          <text:p text:style-name="P3">テスト</text:p>
        </draw:rect>
        <draw:rect draw:style-name="gr7" draw:text-style-name="P3" draw:layer="layout" svg:width="1.532cm" svg:height="2cm" svg:x="15.402cm" svg:y="13.282cm">
          <text:p text:style-name="P3">詳細</text:p>
          <text:p text:style-name="P3">設計</text:p>
        </draw:rect>
        <draw:rect draw:style-name="gr4" draw:text-style-name="P3" draw:layer="layout" svg:width="1.533cm" svg:height="2cm" svg:x="16.934cm" svg:y="13.282cm">
          <text:p text:style-name="P3">実装</text:p>
        </draw:rect>
        <draw:rect draw:style-name="gr5" draw:text-style-name="P3" draw:layer="layout" svg:width="1.533cm" svg:height="2cm" svg:x="18.467cm" svg:y="13.282cm">
          <text:p text:style-name="P3">単体</text:p>
          <text:p text:style-name="P3">テスト</text:p>
        </draw:rect>
        <draw:frame draw:style-name="gr8" draw:layer="layout" svg:width="9.303cm" svg:height="0.886cm" svg:x="1.5cm" svg:y="5.5cm">
          <draw:text-box>
            <text:p>よくあるウォーターフロープロセス</text:p>
          </draw:text-box>
        </draw:frame>
        <draw:frame draw:style-name="gr8" draw:layer="layout" svg:width="18.54cm" svg:height="0.886cm" svg:x="1.605cm" svg:y="11.572cm">
          <draw:text-box>
            <text:p>自モジュールの開発を短いサイクルでイテレーションさせてみた場合</text:p>
          </draw:text-box>
        </draw:frame>
        <draw:line draw:style-name="gr9" draw:text-style-name="P2" draw:layer="layout" svg:x1="6.347cm" svg:y1="13.048cm" svg:x2="6.347cm" svg:y2="16.548cm">
          <text:p/>
        </draw:line>
        <draw:line draw:style-name="gr9" draw:text-style-name="P2" draw:layer="layout" svg:x1="10.931cm" svg:y1="12.996cm" svg:x2="10.931cm" svg:y2="16.496cm">
          <text:p/>
        </draw:line>
        <draw:line draw:style-name="gr9" draw:text-style-name="P2" draw:layer="layout" svg:x1="15.396cm" svg:y1="13cm" svg:x2="15.396cm" svg:y2="16.5cm">
          <text:p/>
        </draw:line>
        <draw:line draw:style-name="gr9" draw:text-style-name="P2" draw:layer="layout" svg:x1="19.99cm" svg:y1="13.131cm" svg:x2="19.99cm" svg:y2="16.631cm">
          <text:p/>
        </draw:line>
        <draw:frame draw:style-name="gr8" draw:layer="layout" svg:width="3.245cm" svg:height="0.963cm" svg:x="6.966cm" svg:y="15.537cm">
          <draw:text-box>
            <text:p>itelation-1</text:p>
          </draw:text-box>
        </draw:frame>
        <draw:frame draw:style-name="gr8" draw:layer="layout" svg:width="3.245cm" svg:height="0.963cm" svg:x="11.289cm" svg:y="15.563cm">
          <draw:text-box>
            <text:p>itelation-2</text:p>
          </draw:text-box>
        </draw:frame>
        <draw:frame draw:style-name="gr8" draw:layer="layout" svg:width="3.245cm" svg:height="0.963cm" svg:x="16cm" svg:y="15.537cm">
          <draw:text-box>
            <text:p>itelation-3</text:p>
          </draw:text-box>
        </draw:frame>
        <presentation:notes draw:style-name="dp2">
          <draw:page-thumbnail draw:style-name="gr1" draw:layer="layout" svg:width="13.705cm" svg:height="10.279cm" svg:x="3.647cm" svg:y="2.853cm" draw:page-number="3" presentation:class="page"/>
          <draw:frame presentation:style-name="pr2" draw:layer="layout" svg:width="14.517cm" svg:height="11.159cm" svg:x="3.249cm" svg:y="14.13cm" presentation:class="notes" presentation:placeholder="true">
            <draw:text-box/>
          </draw:frame>
        </presentation:notes>
      </draw:page>
      <draw:page draw:name="page4" draw:style-name="dp3" draw:master-page-name="original" presentation:presentation-page-layout-name="AL2T1">
        <office:forms form:automatic-focus="false" form:apply-design-mode="false"/>
        <draw:frame presentation:style-name="pr3" draw:layer="layout" svg:width="25cm" svg:height="2.393cm" svg:x="0.5cm" svg:y="0.604cm" presentation:class="title" presentation:user-transformed="true">
          <draw:text-box>
            <text:p>TDDのプロセス</text:p>
          </draw:text-box>
        </draw:frame>
        <draw:frame presentation:style-name="pr6" draw:layer="layout" svg:width="25.411cm" svg:height="15.683cm" svg:x="1.089cm" svg:y="4.317cm" presentation:class="outline" presentation:user-transformed="true">
          <draw:text-box>
            <text:list text:style-name="L3">
              <text:list-item>
                <text:p>基本となるサイクルは下記の3つ</text:p>
                <text:list>
                  <text:list-item>
                    <text:p>失敗するテストを書く</text:p>
                  </text:list-item>
                  <text:list-item>
                    <text:p>できる限り早く，テストがパスするような最小限のコード本体を書く</text:p>
                  </text:list-item>
                  <text:list-item>
                    <text:p>コードの重複を除去する</text:p>
                  </text:list-item>
                </text:list>
              </text:list-item>
              <text:list-item>
                <text:p>上記は，それぞれ，下記のように呼ばれることもある</text:p>
                <text:list>
                  <text:list-item>
                    <text:p>Red</text:p>
                  </text:list-item>
                  <text:list-item>
                    <text:p>Green</text:p>
                  </text:list-item>
                  <text:list-item>
                    <text:p>Refactor</text:p>
                  </text:list-item>
                </text:list>
              </text:list-item>
            </text:list>
          </draw:text-box>
        </draw:frame>
        <presentation:notes draw:style-name="dp2">
          <draw:page-thumbnail draw:style-name="gr1" draw:layer="layout" svg:width="13.705cm" svg:height="10.279cm" svg:x="3.647cm" svg:y="2.853cm" draw:page-number="4" presentation:class="page"/>
          <draw:frame presentation:style-name="pr5" draw:layer="layout" svg:width="14.517cm" svg:height="11.41cm" svg:x="3.249cm" svg:y="14.13cm" presentation:class="notes" presentation:placeholder="true">
            <draw:text-box/>
          </draw:frame>
        </presentation:notes>
      </draw:page>
      <draw:page draw:name="page5" draw:style-name="dp3" draw:master-page-name="original" presentation:presentation-page-layout-name="AL2T1">
        <office:forms form:automatic-focus="false" form:apply-design-mode="false"/>
        <draw:frame presentation:style-name="pr7" draw:layer="layout" svg:width="25cm" svg:height="2.393cm" svg:x="0.5cm" svg:y="0.604cm" presentation:class="title" presentation:user-transformed="true">
          <draw:text-box>
            <text:p>TDDの利点</text:p>
          </draw:text-box>
        </draw:frame>
        <draw:frame presentation:style-name="pr8" draw:layer="layout" svg:width="25.411cm" svg:height="15.285cm" svg:x="1.089cm" svg:y="4.271cm" presentation:class="outline" presentation:user-transformed="true">
          <draw:text-box>
            <text:list text:style-name="L3">
              <text:list-item>
                <text:p>クリーンでかつ動作するという2つのことを同時に考えるのは困難なので，まず動作するものを作り，次にクリーンにする</text:p>
              </text:list-item>
              <text:list-item>
                <text:p>テストのパスにより，進捗が後戻りしないことを確認できる</text:p>
              </text:list-item>
              <text:list-item>
                <text:p>短いサイクルなので，設計の決定がすぐにテストコードの実装で良し悪しが判断でき，実装の決定がすぐにテストの実行で良し悪しが判断できる</text:p>
              </text:list-item>
            </text:list>
          </draw:text-box>
        </draw:frame>
        <presentation:notes draw:style-name="dp2">
          <office:forms form:automatic-focus="false" form:apply-design-mode="false"/>
          <draw:page-thumbnail draw:style-name="gr1" draw:layer="layout" svg:width="13.705cm" svg:height="10.279cm" svg:x="3.647cm" svg:y="2.853cm" draw:page-number="5" presentation:class="page"/>
          <draw:frame presentation:style-name="pr2" draw:text-style-name="P4" draw:layer="layout" svg:width="14.517cm" svg:height="11.159cm" svg:x="3.249cm" svg:y="14.13cm" presentation:class="notes" presentation:placeholder="true">
            <draw:text-box/>
          </draw:frame>
        </presentation:notes>
      </draw:page>
      <draw:page draw:name="page6" draw:style-name="dp3" draw:master-page-name="original" presentation:presentation-page-layout-name="AL2T1">
        <office:forms form:automatic-focus="false" form:apply-design-mode="false"/>
        <draw:frame presentation:style-name="pr7" draw:layer="layout" svg:width="25cm" svg:height="2.393cm" svg:x="0.5cm" svg:y="0.604cm" presentation:class="title" presentation:user-transformed="true">
          <draw:text-box>
            <text:p>TDDの利点</text:p>
          </draw:text-box>
        </draw:frame>
        <draw:frame presentation:style-name="pr8" draw:layer="layout" svg:width="25.411cm" svg:height="14.979cm" svg:x="1.089cm" svg:y="4.271cm" presentation:class="outline" presentation:user-transformed="true">
          <draw:text-box>
            <text:list text:style-name="L3">
              <text:list-item>
                <text:p>テストを通していることが手順に含まれているので，基本的にすべての成果物でテストが通っているため，バグを少なく抑えることが期待できる</text:p>
              </text:list-item>
              <text:list-item>
                <text:p>具象的なコードから始まり，適切な抽象化で抑えられる</text:p>
                <text:list>
                  <text:list-item>
                    <text:p>過度な抽象化は保守のコストがかかってしまう</text:p>
                  </text:list-item>
                  <text:list-item>
                    <text:p>現在の仕様に対応するだけのシンプルさを保てる</text:p>
                  </text:list-item>
                </text:list>
              </text:list-item>
            </text:list>
          </draw:text-box>
        </draw:frame>
        <presentation:notes draw:style-name="dp2">
          <office:forms form:automatic-focus="false" form:apply-design-mode="false"/>
          <draw:page-thumbnail draw:style-name="gr1" draw:layer="layout" svg:width="13.705cm" svg:height="10.279cm" svg:x="3.647cm" svg:y="2.853cm" draw:page-number="6" presentation:class="page"/>
          <draw:frame presentation:style-name="pr2" draw:layer="layout" svg:width="14.517cm" svg:height="11.159cm" svg:x="3.249cm" svg:y="14.13cm" presentation:class="notes" presentation:placeholder="true">
            <draw:text-box/>
          </draw:frame>
        </presentation:notes>
      </draw:page>
      <draw:page draw:name="page7" draw:style-name="dp3" draw:master-page-name="original" presentation:presentation-page-layout-name="AL2T1">
        <office:forms form:automatic-focus="false" form:apply-design-mode="false"/>
        <draw:frame presentation:style-name="pr7" draw:layer="layout" svg:width="25cm" svg:height="2.393cm" svg:x="0.5cm" svg:y="0.604cm" presentation:class="title" presentation:user-transformed="true">
          <draw:text-box>
            <text:p>TDDに向いていないもの</text:p>
          </draw:text-box>
        </draw:frame>
        <draw:frame presentation:style-name="pr8" draw:layer="layout" svg:width="25.411cm" svg:height="14.979cm" svg:x="1.089cm" svg:y="4.271cm" presentation:class="outline" presentation:user-transformed="true">
          <draw:text-box>
            <text:list text:style-name="L3">
              <text:list-item>
                <text:p>並列処理</text:p>
                <text:list>
                  <text:list-item>
                    <text:p>再現性に問題がある</text:p>
                  </text:list-item>
                </text:list>
              </text:list-item>
              <text:list-item>
                <text:p>GUIを扱うもの</text:p>
              </text:list-item>
              <text:list-item>
                <text:p>外部ツールで自動生成されるコード</text:p>
              </text:list-item>
              <text:list-item>
                <text:p>すでに構築してあるコード(レガシーコード)</text:p>
                <text:list>
                  <text:list-item>
                    <text:p>テストをしやすいようにできていないのでリファクタリングをする必要がある</text:p>
                  </text:list-item>
                  <text:list-item>
                    <text:p>リファクタリングしたあとの動作を保証したいのでテストが必要</text:p>
                  </text:list-item>
                </text:list>
              </text:list-item>
            </text:list>
          </draw:text-box>
        </draw:frame>
        <presentation:notes draw:style-name="dp2">
          <draw:page-thumbnail draw:style-name="gr1" draw:layer="layout" svg:width="13.705cm" svg:height="10.279cm" svg:x="3.647cm" svg:y="2.853cm" draw:page-number="7" presentation:class="page"/>
          <draw:frame presentation:style-name="pr2" draw:layer="layout" svg:width="14.517cm" svg:height="11.159cm" svg:x="3.249cm" svg:y="14.13cm" presentation:class="notes" presentation:placeholder="true">
            <draw:text-box/>
          </draw:frame>
        </presentation:notes>
      </draw:page>
      <draw:page draw:name="page8" draw:style-name="dp3" draw:master-page-name="original" presentation:presentation-page-layout-name="AL2T1">
        <office:forms form:automatic-focus="false" form:apply-design-mode="false"/>
        <draw:frame presentation:style-name="pr7" draw:layer="layout" svg:width="25cm" svg:height="2.393cm" svg:x="0.5cm" svg:y="0.604cm" presentation:class="title" presentation:user-transformed="true">
          <draw:text-box>
            <text:p>JUnitとは</text:p>
          </draw:text-box>
        </draw:frame>
        <draw:frame presentation:style-name="pr8" draw:layer="layout" svg:width="25.411cm" svg:height="15.52cm" svg:x="1.089cm" svg:y="4.271cm" presentation:class="outline" presentation:user-transformed="true">
          <draw:text-box>
            <text:list text:style-name="L3">
              <text:list-item>
                <text:p>Javaで開発されたプログラムにおいて，単体テストの自動化を行うためのフレームワーク</text:p>
              </text:list-item>
              <text:list-item>
                <text:p>SmalltalkのテストのフレームワークSUnitを元にして，SUnitの開発者のケント・ベックを中心に開発された</text:p>
              </text:list-item>
              <text:list-item>
                <text:p>Apache AntやEclipseからも利用可能</text:p>
              </text:list-item>
              <text:list-item>
                <text:p>テスト重視の開発プロセスではJUnitや他の言語向けの同等のツール(xUnit)がよく利用される</text:p>
              </text:list-item>
            </text:list>
          </draw:text-box>
        </draw:frame>
        <presentation:notes draw:style-name="dp2">
          <draw:page-thumbnail draw:style-name="gr1" draw:layer="layout" svg:width="13.705cm" svg:height="10.279cm" svg:x="3.647cm" svg:y="2.853cm" draw:page-number="8" presentation:class="page"/>
          <draw:frame presentation:style-name="pr2" draw:layer="layout" svg:width="14.517cm" svg:height="11.159cm" svg:x="3.249cm" svg:y="14.13cm" presentation:class="notes" presentation:placeholder="true">
            <draw:text-box/>
          </draw:frame>
        </presentation:notes>
      </draw:page>
      <draw:page draw:name="page9" draw:style-name="dp3" draw:master-page-name="original" presentation:presentation-page-layout-name="AL2T1">
        <office:forms form:automatic-focus="false" form:apply-design-mode="false"/>
        <draw:frame presentation:style-name="pr7" draw:layer="layout" svg:width="25cm" svg:height="2.393cm" svg:x="0.5cm" svg:y="0.604cm" presentation:class="title" presentation:user-transformed="true">
          <draw:text-box>
            <text:p>JUnitの利点</text:p>
          </draw:text-box>
        </draw:frame>
        <draw:frame presentation:style-name="pr8" draw:layer="layout" svg:width="25.411cm" svg:height="15.332cm" svg:x="1.089cm" svg:y="4.271cm" presentation:class="outline" presentation:user-transformed="true">
          <draw:text-box>
            <text:list text:style-name="L3">
              <text:list-item>
                <text:p>一度作成すれば，誰でも，何度でも同じテストを実行できる</text:p>
              </text:list-item>
              <text:list-item>
                <text:p>テストコードを見ると仕様が理解できる</text:p>
              </text:list-item>
              <text:list-item>
                <text:p>フレームワークを使えば，テストの作成が早くなり，また，別のターゲットに対してでもテストの作成のノウハウを生かせるため，知識を再利用できる</text:p>
              </text:list-item>
              <text:list-item>
                <text:p>OKのときの緑色のバーを見ると気分がよくなる(作者談)</text:p>
              </text:list-item>
            </text:list>
          </draw:text-box>
        </draw:frame>
        <presentation:notes draw:style-name="dp2">
          <draw:page-thumbnail draw:style-name="gr1" draw:layer="layout" svg:width="13.705cm" svg:height="10.279cm" svg:x="3.647cm" svg:y="2.853cm" draw:page-number="9" presentation:class="page"/>
          <draw:frame presentation:style-name="pr2" draw:layer="layout" svg:width="14.517cm" svg:height="11.159cm" svg:x="3.249cm" svg:y="14.13cm" presentation:class="notes" presentation:placeholder="true">
            <draw:text-box/>
          </draw:frame>
        </presentation:notes>
      </draw:page>
      <draw:page draw:name="page10" draw:style-name="dp1" draw:master-page-name="original" presentation:presentation-page-layout-name="AL1T32">
        <office:forms form:automatic-focus="false" form:apply-design-mode="false"/>
        <draw:frame presentation:style-name="pr1" draw:text-style-name="P1" draw:layer="layout" svg:width="24cm" svg:height="5.369cm" svg:x="2.1cm" svg:y="7.466cm" presentation:class="subtitle" presentation:user-transformed="true">
          <draw:text-box>
            <text:p text:style-name="P5"><text:span text:style-name="T1">Demo:</text:span></text:p>
            <text:p text:style-name="P5"><text:span text:style-name="T1">Android Test Project</text:span></text:p>
          </draw:text-box>
        </draw:frame>
        <presentation:notes draw:style-name="dp2">
          <office:forms form:automatic-focus="false" form:apply-design-mode="false"/>
          <draw:page-thumbnail draw:style-name="gr1" draw:layer="layout" svg:width="13.705cm" svg:height="10.279cm" svg:x="3.647cm" svg:y="2.853cm" draw:page-number="10" presentation:class="page"/>
          <draw:frame presentation:style-name="pr2" draw:text-style-name="P4" draw:layer="layout" svg:width="14.517cm" svg:height="11.159cm" svg:x="3.249cm" svg:y="14.13cm" presentation:class="notes" presentation:placeholder="true">
            <draw:text-box/>
          </draw:frame>
        </presentation:notes>
      </draw:page>
      <draw:page draw:name="page11" draw:style-name="dp3" draw:master-page-name="original" presentation:presentation-page-layout-name="AL2T1">
        <office:forms form:automatic-focus="false" form:apply-design-mode="false"/>
        <draw:frame presentation:style-name="pr7" draw:layer="layout" svg:width="25cm" svg:height="2.33cm" svg:x="0.5cm" svg:y="0.635cm" presentation:class="title" presentation:user-transformed="true">
          <draw:text-box>
            <text:p>概要</text:p>
          </draw:text-box>
        </draw:frame>
        <draw:frame presentation:style-name="pr8" draw:layer="layout" svg:width="25.411cm" svg:height="14.979cm" svg:x="1.089cm" svg:y="4.271cm" presentation:class="outline" presentation:user-transformed="true">
          <draw:text-box>
            <text:list text:style-name="L3">
              <text:list-item>
                <text:p>EclipseでAndroidのプロジェクト作成時にテスト用のプロジェクトを同時に作成し，テスト駆動開発でアプリケーションを作成する</text:p>
              </text:list-item>
              <text:list-item>
                <text:p>FizzBuzzを表示するアプリケーションを作成する</text:p>
                <text:list>
                  <text:list-item>
                    <text:list>
                      <text:list-item>
                        <text:p>FizzBuzzの仕様</text:p>
                        <text:list>
                          <text:list-item>
                            <text:p>1から順に数値を表示する</text:p>
                          </text:list-item>
                          <text:list-item>
                            <text:p>3の倍数は数値の変わりに`Fizz'を表示</text:p>
                          </text:list-item>
                          <text:list-item>
                            <text:p>5の倍数は数値の変わりに`Buzz'を表示</text:p>
                          </text:list-item>
                          <text:list-item>
                            <text:p>3の倍数かつ5の倍数は数値の変わりに`FizzBuzz'を表示</text:p>
                          </text:list-item>
                        </text:list>
                      </text:list-item>
                    </text:list>
                  </text:list-item>
                </text:list>
              </text:list-item>
            </text:list>
          </draw:text-box>
        </draw:frame>
        <presentation:notes draw:style-name="dp2">
          <draw:page-thumbnail draw:style-name="gr1" draw:layer="layout" svg:width="13.705cm" svg:height="10.279cm" svg:x="3.647cm" svg:y="2.853cm" draw:page-number="11" presentation:class="page"/>
          <draw:frame presentation:style-name="pr2" draw:layer="layout" svg:width="14.517cm" svg:height="11.159cm" svg:x="3.249cm" svg:y="14.13cm" presentation:class="notes" presentation:placeholder="true">
            <draw:text-box/>
          </draw:frame>
        </presentation:notes>
      </draw:page>
      <draw:page draw:name="page12" draw:style-name="dp3" draw:master-page-name="original" presentation:presentation-page-layout-name="AL2T1">
        <office:forms form:automatic-focus="false" form:apply-design-mode="false"/>
        <draw:frame presentation:style-name="pr7" draw:layer="layout" svg:width="25cm" svg:height="2.33cm" svg:x="0.5cm" svg:y="0.635cm" presentation:class="title">
          <draw:text-box>
            <text:p>まず，プロジェクト作成</text:p>
          </draw:text-box>
        </draw:frame>
        <draw:frame presentation:style-name="pr8" draw:layer="layout" svg:width="25.411cm" svg:height="14.979cm" svg:x="1.089cm" svg:y="4.271cm" presentation:class="outline">
          <draw:text-box>
            <text:list text:style-name="L3">
              <text:list-item>
                <text:p>EclipseでAndroidプロジェクト作成し，同時にテスト用プロジェクトも作成しておく</text:p>
              </text:list-item>
              <text:list-item>
                <text:p>このときのキャプチャ撮るの忘れてた</text:p>
              </text:list-item>
              <text:list-item>
                <text:p>説明見ればなんとなくできるはずなので，詳細は試してみてください</text:p>
              </text:list-item>
              <text:list-item>
                <text:p>私は，fizz_buzz_35というプロジェクトと，fizz_buzz_35_testというプロジェクトを作りました</text:p>
              </text:list-item>
            </text:list>
          </draw:text-box>
        </draw:frame>
        <presentation:notes draw:style-name="dp2">
          <draw:page-thumbnail draw:style-name="gr1" draw:layer="layout" svg:width="13.705cm" svg:height="10.279cm" svg:x="3.647cm" svg:y="2.853cm" draw:page-number="12" presentation:class="page"/>
          <draw:frame presentation:style-name="pr2" draw:layer="layout" svg:width="14.517cm" svg:height="11.159cm" svg:x="3.249cm" svg:y="14.13cm" presentation:class="notes" presentation:placeholder="true">
            <draw:text-box/>
          </draw:frame>
        </presentation:notes>
      </draw:page>
      <draw:page draw:name="page13" draw:style-name="dp3" draw:master-page-name="original" presentation:presentation-page-layout-name="AL3T19">
        <office:forms form:automatic-focus="false" form:apply-design-mode="false"/>
        <draw:frame draw:style-name="gr10" draw:text-style-name="P2" draw:layer="layout" svg:width="21.234cm" svg:height="13.921cm" svg:x="2.5cm" svg:y="4.579cm">
          <draw:image xlink:href="../pic0.PNG" xlink:type="simple" xlink:show="embed" xlink:actuate="onLoad">
            <text:p/>
          </draw:image>
        </draw:frame>
        <draw:ellipse draw:style-name="gr11" draw:text-style-name="P2" draw:id="id2" draw:layer="layout" svg:width="7cm" svg:height="1.5cm" svg:x="2.2cm" svg:y="9.9cm">
          <text:p/>
        </draw:ellipse>
        <draw:rect draw:style-name="gr3" draw:text-style-name="P2" draw:id="id1" draw:layer="layout" svg:width="5.5cm" svg:height="2cm" svg:x="2cm" svg:y="14.5cm">
          <text:p text:style-name="P2">Failureがあると</text:p>
          <text:p text:style-name="P2">赤いバーになる</text:p>
        </draw:rect>
        <draw:connector draw:style-name="gr12" draw:text-style-name="P2" draw:layer="layout" draw:type="curve" svg:x1="2cm" svg:y1="15.5cm" svg:x2="2.2cm" svg:y2="10.65cm" draw:start-shape="id1" draw:start-glue-point="3" draw:end-shape="id2" draw:end-glue-point="3" svg:d="m2000 15500c-751 0-851-4850 200-4850">
          <text:p/>
        </draw:connector>
        <draw:rect draw:style-name="gr13" draw:text-style-name="P2" draw:id="id4" draw:layer="layout" svg:width="9.1cm" svg:height="0.8cm" svg:x="9.4cm" svg:y="8.2cm">
          <text:p/>
        </draw:rect>
        <draw:rect draw:style-name="gr13" draw:text-style-name="P2" draw:id="id5" draw:layer="layout" svg:width="9.1cm" svg:height="7.6cm" svg:x="10.4cm" svg:y="9.9cm">
          <text:p/>
        </draw:rect>
        <draw:rect draw:style-name="gr3" draw:text-style-name="P2" draw:id="id3" draw:layer="layout" svg:width="5cm" svg:height="2.5cm" svg:x="20.5cm" svg:y="12cm">
          <text:p text:style-name="P2">importと</text:p>
          <text:p text:style-name="P2">テストケースを</text:p>
          <text:p text:style-name="P2">追加した</text:p>
        </draw:rect>
        <draw:connector draw:style-name="gr12" draw:text-style-name="P2" draw:layer="layout" draw:type="curve" svg:x1="23cm" svg:y1="12cm" svg:x2="18.5cm" svg:y2="8.6cm" draw:start-shape="id3" draw:start-glue-point="0" draw:end-shape="id4" draw:end-glue-point="1" svg:d="m23000 12000c0-2267-1500-3400-4500-3400">
          <text:p/>
        </draw:connector>
        <draw:connector draw:style-name="gr12" draw:text-style-name="P2" draw:layer="layout" draw:type="curve" svg:x1="23cm" svg:y1="12cm" svg:x2="14.95cm" svg:y2="9.9cm" draw:start-shape="id3" draw:start-glue-point="0" draw:end-shape="id5" svg:d="m23000 12000c0-3901-8050-2851-8050-2100">
          <text:p/>
        </draw:connector>
        <draw:frame presentation:style-name="pr7" draw:layer="layout" svg:width="25cm" svg:height="2.393cm" svg:x="0.5cm" svg:y="0.604cm" presentation:class="title" presentation:user-transformed="true">
          <draw:text-box>
            <text:p>テストを作成する(RED)</text:p>
          </draw:text-box>
        </draw:frame>
        <presentation:notes draw:style-name="dp2">
          <draw:page-thumbnail draw:style-name="gr1" draw:layer="layout" svg:width="13.705cm" svg:height="10.279cm" svg:x="3.647cm" svg:y="2.853cm" draw:page-number="13" presentation:class="page"/>
          <draw:frame presentation:style-name="pr2" draw:layer="layout" svg:width="14.517cm" svg:height="11.159cm" svg:x="3.249cm" svg:y="14.13cm" presentation:class="notes" presentation:placeholder="true">
            <draw:text-box/>
          </draw:frame>
        </presentation:notes>
      </draw:page>
      <draw:page draw:name="page14" draw:style-name="dp3" draw:master-page-name="original" presentation:presentation-page-layout-name="AL3T19">
        <office:forms form:automatic-focus="false" form:apply-design-mode="false"/>
        <draw:frame presentation:style-name="pr7" draw:layer="layout" svg:width="25cm" svg:height="2.33cm" svg:x="0.5cm" svg:y="0.635cm" presentation:class="title">
          <draw:text-box>
            <text:p>テスト対象のソースコード</text:p>
          </draw:text-box>
        </draw:frame>
        <draw:frame draw:style-name="gr14" draw:text-style-name="P2" draw:layer="layout" svg:width="21.5cm" svg:height="13cm" svg:x="2.5cm" svg:y="5cm">
          <draw:image xlink:href="../pic1.PNG" xlink:type="simple" xlink:show="embed" xlink:actuate="onLoad">
            <text:p/>
          </draw:image>
        </draw:frame>
        <draw:rect draw:style-name="gr13" draw:text-style-name="P2" draw:id="id7" draw:layer="layout" svg:width="8.4cm" svg:height="2cm" svg:x="10.6cm" svg:y="14.3cm">
          <text:p/>
        </draw:rect>
        <draw:rect draw:style-name="gr3" draw:text-style-name="P2" draw:id="id6" draw:layer="layout" svg:width="6cm" svg:height="1.5cm" svg:x="20cm" svg:y="13cm">
          <text:p text:style-name="P2">テスト対象のメソッド</text:p>
        </draw:rect>
        <draw:connector draw:style-name="gr12" draw:text-style-name="P2" draw:layer="layout" draw:type="curve" svg:x1="23cm" svg:y1="14.5cm" svg:x2="19cm" svg:y2="15.3cm" draw:start-shape="id6" draw:start-glue-point="2" draw:end-shape="id7" draw:end-glue-point="1" svg:d="m23000 14500c0 534-1333 800-4000 800">
          <text:p/>
        </draw:connector>
        <presentation:notes draw:style-name="dp2">
          <draw:page-thumbnail draw:style-name="gr1" draw:layer="layout" svg:width="13.705cm" svg:height="10.279cm" svg:x="3.647cm" svg:y="2.853cm" draw:page-number="14" presentation:class="page"/>
          <draw:frame presentation:style-name="pr2" draw:layer="layout" svg:width="14.517cm" svg:height="11.159cm" svg:x="3.249cm" svg:y="14.13cm" presentation:class="notes" presentation:placeholder="true">
            <draw:text-box/>
          </draw:frame>
        </presentation:notes>
      </draw:page>
      <draw:page draw:name="page15" draw:style-name="dp3" draw:master-page-name="original" presentation:presentation-page-layout-name="AL3T19">
        <office:forms form:automatic-focus="false" form:apply-design-mode="false"/>
        <draw:frame presentation:style-name="pr7" draw:layer="layout" svg:width="25cm" svg:height="2.393cm" svg:x="0.5cm" svg:y="0.604cm" presentation:class="title" presentation:user-transformed="true">
          <draw:text-box>
            <text:p>Fizzに対応してみる(→GREEN)</text:p>
          </draw:text-box>
        </draw:frame>
        <draw:frame draw:style-name="gr15" draw:text-style-name="P2" draw:layer="layout" svg:width="22cm" svg:height="13.5cm" svg:x="2.5cm" svg:y="5cm">
          <draw:image xlink:href="../pic2.PNG" xlink:type="simple" xlink:show="embed" xlink:actuate="onLoad">
            <text:p/>
          </draw:image>
        </draw:frame>
        <draw:rect draw:style-name="gr13" draw:text-style-name="P2" draw:id="id9" draw:layer="layout" svg:width="5.5cm" svg:height="1.5cm" svg:x="12cm" svg:y="15cm">
          <text:p/>
        </draw:rect>
        <draw:rect draw:style-name="gr3" draw:text-style-name="P2" draw:id="id8" draw:layer="layout" svg:width="3.5cm" svg:height="1.5cm" svg:x="19cm" svg:y="13.5cm">
          <text:p text:style-name="P2">追加した</text:p>
        </draw:rect>
        <draw:connector draw:style-name="gr12" draw:text-style-name="P2" draw:layer="layout" draw:type="curve" svg:x1="20.75cm" svg:y1="15cm" svg:x2="17.5cm" svg:y2="15.75cm" draw:start-shape="id8" draw:start-glue-point="2" draw:end-shape="id9" draw:end-glue-point="1" svg:d="m20750 15000c0 500-1083 750-3250 750">
          <text:p/>
        </draw:connector>
        <presentation:notes draw:style-name="dp2">
          <draw:page-thumbnail draw:style-name="gr1" draw:layer="layout" svg:width="13.705cm" svg:height="10.279cm" svg:x="3.647cm" svg:y="2.853cm" draw:page-number="15" presentation:class="page"/>
          <draw:frame presentation:style-name="pr2" draw:layer="layout" svg:width="14.517cm" svg:height="11.159cm" svg:x="3.249cm" svg:y="14.13cm" presentation:class="notes" presentation:placeholder="true">
            <draw:text-box/>
          </draw:frame>
        </presentation:notes>
      </draw:page>
      <draw:page draw:name="page16" draw:style-name="dp3" draw:master-page-name="original" presentation:presentation-page-layout-name="AL3T19">
        <office:forms form:automatic-focus="false" form:apply-design-mode="false"/>
        <draw:frame presentation:style-name="pr7" draw:layer="layout" svg:width="25cm" svg:height="2.33cm" svg:x="0.5cm" svg:y="0.635cm" presentation:class="title" presentation:user-transformed="true">
          <draw:text-box>
            <text:p>実装途中だけどテストを実行した</text:p>
          </draw:text-box>
        </draw:frame>
        <draw:frame draw:style-name="gr16" draw:text-style-name="P2" draw:layer="layout" svg:width="21.62cm" svg:height="13cm" svg:x="2.48cm" svg:y="5cm">
          <draw:image xlink:href="../pic3.PNG" xlink:type="simple" xlink:show="embed" xlink:actuate="onLoad">
            <text:p/>
          </draw:image>
        </draw:frame>
        <draw:ellipse draw:style-name="gr11" draw:text-style-name="P2" draw:id="id11" draw:layer="layout" svg:width="7cm" svg:height="1.5cm" svg:x="2.279cm" svg:y="11.61cm">
          <text:p/>
        </draw:ellipse>
        <draw:rect draw:style-name="gr3" draw:text-style-name="P2" draw:id="id10" draw:layer="layout" svg:width="5.5cm" svg:height="2cm" svg:x="2.5cm" svg:y="14cm">
          <text:p text:style-name="P2">Fizzのテストが</text:p>
          <text:p text:style-name="P2">passした</text:p>
        </draw:rect>
        <draw:connector draw:style-name="gr12" draw:text-style-name="P2" draw:layer="layout" draw:type="curve" svg:x1="2.5cm" svg:y1="15cm" svg:x2="2.279cm" svg:y2="12.36cm" draw:start-shape="id10" draw:start-glue-point="3" draw:end-shape="id11" draw:end-glue-point="3" svg:d="m2500 15000c-1083 0-972-2640-221-2640">
          <text:p/>
        </draw:connector>
        <presentation:notes draw:style-name="dp2">
          <draw:page-thumbnail draw:style-name="gr1" draw:layer="layout" svg:width="13.705cm" svg:height="10.279cm" svg:x="3.647cm" svg:y="2.853cm" draw:page-number="16" presentation:class="page"/>
          <draw:frame presentation:style-name="pr2" draw:layer="layout" svg:width="14.517cm" svg:height="11.159cm" svg:x="3.249cm" svg:y="14.13cm" presentation:class="notes" presentation:placeholder="true">
            <draw:text-box/>
          </draw:frame>
        </presentation:notes>
      </draw:page>
      <draw:page draw:name="page17" draw:style-name="dp3" draw:master-page-name="original" presentation:presentation-page-layout-name="AL3T19">
        <office:forms form:automatic-focus="false" form:apply-design-mode="false"/>
        <draw:frame presentation:style-name="pr7" draw:layer="layout" svg:width="25cm" svg:height="2.393cm" svg:x="0.5cm" svg:y="0.604cm" presentation:class="title" presentation:user-transformed="true">
          <draw:text-box>
            <text:p>Buzzにも対応(→GREEN)</text:p>
          </draw:text-box>
        </draw:frame>
        <draw:frame draw:style-name="gr17" draw:text-style-name="P2" draw:layer="layout" svg:width="20.5cm" svg:height="13.303cm" svg:x="2.5cm" svg:y="4.697cm">
          <draw:image xlink:href="../pic4.PNG" xlink:type="simple" xlink:show="embed" xlink:actuate="onLoad">
            <text:p/>
          </draw:image>
        </draw:frame>
        <draw:rect draw:style-name="gr13" draw:text-style-name="P2" draw:id="id13" draw:layer="layout" svg:width="5.5cm" svg:height="1.5cm" svg:x="11.7cm" svg:y="15cm">
          <text:p/>
        </draw:rect>
        <draw:rect draw:style-name="gr3" draw:text-style-name="P2" draw:id="id12" draw:layer="layout" svg:width="4.5cm" svg:height="1.5cm" svg:x="19cm" svg:y="13.5cm">
          <text:p text:style-name="P2">さらに追加した</text:p>
        </draw:rect>
        <draw:connector draw:style-name="gr12" draw:text-style-name="P2" draw:layer="layout" draw:type="curve" svg:x1="21.25cm" svg:y1="15cm" svg:x2="17.2cm" svg:y2="15.75cm" draw:start-shape="id12" draw:start-glue-point="2" draw:end-shape="id13" draw:end-glue-point="1" svg:d="m21250 15000c0 500-1350 750-4050 750">
          <text:p/>
        </draw:connector>
        <presentation:notes draw:style-name="dp2">
          <draw:page-thumbnail draw:style-name="gr1" draw:layer="layout" svg:width="13.705cm" svg:height="10.279cm" svg:x="3.647cm" svg:y="2.853cm" draw:page-number="17" presentation:class="page"/>
          <draw:frame presentation:style-name="pr2" draw:layer="layout" svg:width="14.517cm" svg:height="11.159cm" svg:x="3.249cm" svg:y="14.13cm" presentation:class="notes" presentation:placeholder="true">
            <draw:text-box/>
          </draw:frame>
        </presentation:notes>
      </draw:page>
      <draw:page draw:name="page18" draw:style-name="dp3" draw:master-page-name="original" presentation:presentation-page-layout-name="AL3T19">
        <office:forms form:automatic-focus="false" form:apply-design-mode="false"/>
        <draw:frame presentation:style-name="pr7" draw:layer="layout" svg:width="25cm" svg:height="2.393cm" svg:x="0.5cm" svg:y="0.604cm" presentation:class="title" presentation:user-transformed="true">
          <draw:text-box>
            <text:p>GREEN完了!</text:p>
          </draw:text-box>
        </draw:frame>
        <draw:frame draw:style-name="gr18" draw:text-style-name="P2" draw:layer="layout" svg:width="21.5cm" svg:height="13.067cm" svg:x="2.5cm" svg:y="4.933cm">
          <draw:image xlink:href="../pic5.PNG" xlink:type="simple" xlink:show="embed" xlink:actuate="onLoad">
            <text:p/>
          </draw:image>
        </draw:frame>
        <draw:ellipse draw:style-name="gr11" draw:text-style-name="P2" draw:id="id15" draw:layer="layout" svg:width="7cm" svg:height="2cm" svg:x="2.5cm" svg:y="9.5cm">
          <text:p/>
        </draw:ellipse>
        <draw:rect draw:style-name="gr3" draw:text-style-name="P2" draw:id="id14" draw:layer="layout" svg:width="5.5cm" svg:height="2cm" svg:x="2.5cm" svg:y="14cm">
          <text:p text:style-name="P2">すべてOKになり，</text:p>
          <text:p text:style-name="P2">Greenになった</text:p>
        </draw:rect>
        <draw:connector draw:style-name="gr12" draw:text-style-name="P2" draw:layer="layout" draw:type="curve" svg:x1="2.5cm" svg:y1="15cm" svg:x2="2.5cm" svg:y2="10.5cm" draw:start-shape="id14" draw:start-glue-point="3" draw:end-shape="id15" draw:end-glue-point="3" svg:d="m2500 15000c-751 0-751-4500 0-4500">
          <text:p/>
        </draw:connector>
        <draw:rect draw:style-name="gr13" draw:text-style-name="P2" draw:id="id17" draw:layer="layout" svg:width="10cm" svg:height="7cm" svg:x="11cm" svg:y="9.9cm">
          <text:p/>
        </draw:rect>
        <draw:rect draw:style-name="gr3" draw:text-style-name="P2" draw:id="id16" draw:layer="layout" svg:width="5cm" svg:height="3.5cm" svg:x="20.216cm" svg:y="7.69cm">
          <text:p text:style-name="P2">でも，まだ</text:p>
          <text:p text:style-name="P2">FizzBuzzの</text:p>
          <text:p text:style-name="P2">テストケースが</text:p>
          <text:p text:style-name="P2">存在していない</text:p>
        </draw:rect>
        <draw:connector draw:style-name="gr12" draw:text-style-name="P2" draw:layer="layout" draw:type="curve" svg:x1="22.716cm" svg:y1="11.19cm" svg:x2="21cm" svg:y2="13.4cm" draw:start-shape="id16" draw:start-glue-point="2" draw:end-shape="id17" draw:end-glue-point="1" svg:d="m22716 11190c0 1474-572 2210-1716 2210">
          <text:p/>
        </draw:connector>
        <presentation:notes draw:style-name="dp2">
          <draw:page-thumbnail draw:style-name="gr1" draw:layer="layout" svg:width="13.705cm" svg:height="10.279cm" svg:x="3.647cm" svg:y="2.853cm" draw:page-number="18" presentation:class="page"/>
          <draw:frame presentation:style-name="pr2" draw:layer="layout" svg:width="14.517cm" svg:height="11.159cm" svg:x="3.249cm" svg:y="14.13cm" presentation:class="notes" presentation:placeholder="true">
            <draw:text-box/>
          </draw:frame>
        </presentation:notes>
      </draw:page>
      <draw:page draw:name="page19" draw:style-name="dp3" draw:master-page-name="original" presentation:presentation-page-layout-name="AL3T19">
        <office:forms form:automatic-focus="false" form:apply-design-mode="false"/>
        <draw:frame presentation:style-name="pr7" draw:layer="layout" svg:width="25cm" svg:height="2.393cm" svg:x="0.5cm" svg:y="0.604cm" presentation:class="title" presentation:user-transformed="true">
          <draw:text-box>
            <text:p>2週目のテスト実装(RED)</text:p>
          </draw:text-box>
        </draw:frame>
        <draw:frame draw:style-name="gr19" draw:text-style-name="P2" draw:layer="layout" svg:width="20.5cm" svg:height="14cm" svg:x="2.5cm" svg:y="5cm">
          <draw:image xlink:href="../pic6.PNG" xlink:type="simple" xlink:show="embed" xlink:actuate="onLoad">
            <text:p/>
          </draw:image>
        </draw:frame>
        <draw:ellipse draw:style-name="gr11" draw:text-style-name="P2" draw:id="id19" draw:layer="layout" svg:width="7cm" svg:height="2cm" svg:x="2.101cm" svg:y="9.1cm">
          <text:p/>
        </draw:ellipse>
        <draw:rect draw:style-name="gr3" draw:text-style-name="P2" draw:id="id18" draw:layer="layout" svg:width="5.5cm" svg:height="2cm" svg:x="2.501cm" svg:y="14cm">
          <text:p text:style-name="P2">未実装なので</text:p>
          <text:p text:style-name="P2">またRedになった</text:p>
        </draw:rect>
        <draw:connector draw:style-name="gr12" draw:text-style-name="P2" draw:layer="layout" draw:type="curve" svg:x1="2.501cm" svg:y1="15cm" svg:x2="2.101cm" svg:y2="10.1cm" draw:start-shape="id18" draw:start-glue-point="3" draw:end-shape="id19" draw:end-glue-point="3" svg:d="m2501 15000c-1351 0-1151-4900-400-4900">
          <text:p/>
        </draw:connector>
        <draw:rect draw:style-name="gr13" draw:text-style-name="P2" draw:id="id21" draw:layer="layout" svg:width="10cm" svg:height="2cm" svg:x="10.4cm" svg:y="16.1cm">
          <text:p/>
        </draw:rect>
        <draw:rect draw:style-name="gr3" draw:text-style-name="P2" draw:id="id20" draw:layer="layout" svg:width="3.283cm" svg:height="1.69cm" svg:x="20.717cm" svg:y="13.5cm">
          <text:p text:style-name="P2">追加した</text:p>
        </draw:rect>
        <draw:connector draw:style-name="gr12" draw:text-style-name="P2" draw:layer="layout" draw:type="curve" svg:x1="22.358cm" svg:y1="15.19cm" svg:x2="20.4cm" svg:y2="17.1cm" draw:start-shape="id20" draw:start-glue-point="2" draw:end-shape="id21" draw:end-glue-point="1" svg:d="m22358 15190c0 1274-652 1910-1958 1910">
          <text:p/>
        </draw:connector>
        <presentation:notes draw:style-name="dp2">
          <draw:page-thumbnail draw:style-name="gr1" draw:layer="layout" svg:width="13.705cm" svg:height="10.279cm" svg:x="3.647cm" svg:y="2.853cm" draw:page-number="19" presentation:class="page"/>
          <draw:frame presentation:style-name="pr2" draw:layer="layout" svg:width="14.517cm" svg:height="11.159cm" svg:x="3.249cm" svg:y="14.13cm" presentation:class="notes" presentation:placeholder="true">
            <draw:text-box/>
          </draw:frame>
        </presentation:notes>
      </draw:page>
      <draw:page draw:name="page20" draw:style-name="dp3" draw:master-page-name="original" presentation:presentation-page-layout-name="AL3T19">
        <office:forms form:automatic-focus="false" form:apply-design-mode="false"/>
        <draw:frame presentation:style-name="pr7" draw:layer="layout" svg:width="25cm" svg:height="2.393cm" svg:x="0.5cm" svg:y="0.604cm" presentation:class="title" presentation:user-transformed="true">
          <draw:text-box>
            <text:p>続いて，実装(→GREEN)</text:p>
          </draw:text-box>
        </draw:frame>
        <draw:frame draw:style-name="gr20" draw:text-style-name="P2" draw:layer="layout" svg:width="21.5cm" svg:height="14.5cm" svg:x="2.5cm" svg:y="4.5cm">
          <draw:image xlink:href="../pic7.PNG" xlink:type="simple" xlink:show="embed" xlink:actuate="onLoad">
            <text:p/>
          </draw:image>
        </draw:frame>
        <draw:rect draw:style-name="gr13" draw:text-style-name="P2" draw:id="id23" draw:layer="layout" svg:width="10cm" svg:height="1cm" svg:x="12cm" svg:y="14cm">
          <text:p/>
        </draw:rect>
        <draw:rect draw:style-name="gr3" draw:text-style-name="P2" draw:id="id22" draw:layer="layout" svg:width="3.283cm" svg:height="1.69cm" svg:x="22.217cm" svg:y="11.81cm">
          <text:p text:style-name="P2">追加した</text:p>
        </draw:rect>
        <draw:connector draw:style-name="gr12" draw:text-style-name="P2" draw:layer="layout" draw:type="curve" svg:x1="23.858cm" svg:y1="13.5cm" svg:x2="22cm" svg:y2="14.5cm" draw:start-shape="id22" draw:start-glue-point="2" draw:end-shape="id23" draw:end-glue-point="1" svg:d="m23858 13500c0 667-619 1000-1858 1000">
          <text:p/>
        </draw:connector>
        <presentation:notes draw:style-name="dp2">
          <draw:page-thumbnail draw:style-name="gr1" draw:layer="layout" svg:width="13.705cm" svg:height="10.279cm" svg:x="3.647cm" svg:y="2.853cm" draw:page-number="20" presentation:class="page"/>
          <draw:frame presentation:style-name="pr2" draw:layer="layout" svg:width="14.517cm" svg:height="11.159cm" svg:x="3.249cm" svg:y="14.13cm" presentation:class="notes" presentation:placeholder="true">
            <draw:text-box/>
          </draw:frame>
        </presentation:notes>
      </draw:page>
      <draw:page draw:name="page21" draw:style-name="dp3" draw:master-page-name="original" presentation:presentation-page-layout-name="AL3T19">
        <office:forms form:automatic-focus="false" form:apply-design-mode="false"/>
        <draw:frame presentation:style-name="pr7" draw:layer="layout" svg:width="25cm" svg:height="2.393cm" svg:x="0.5cm" svg:y="0.604cm" presentation:class="title" presentation:user-transformed="true">
          <draw:text-box>
            <text:p>GREEN完了!! 2回目!!</text:p>
          </draw:text-box>
        </draw:frame>
        <draw:frame draw:style-name="gr21" draw:text-style-name="P2" draw:layer="layout" svg:width="19.983cm" svg:height="13.5cm" svg:x="4.017cm" svg:y="5cm">
          <draw:image xlink:href="../pic8.PNG" xlink:type="simple" xlink:show="embed" xlink:actuate="onLoad">
            <text:p/>
          </draw:image>
        </draw:frame>
        <draw:ellipse draw:style-name="gr11" draw:text-style-name="P2" draw:id="id25" draw:layer="layout" svg:width="7cm" svg:height="2cm" svg:x="4cm" svg:y="9cm">
          <text:p/>
        </draw:ellipse>
        <draw:rect draw:style-name="gr3" draw:text-style-name="P2" draw:id="id24" draw:layer="layout" svg:width="5.5cm" svg:height="2cm" svg:x="4cm" svg:y="13.5cm">
          <text:p text:style-name="P2">実装完了したので</text:p>
          <text:p text:style-name="P2">Greenになった</text:p>
        </draw:rect>
        <draw:connector draw:style-name="gr12" draw:text-style-name="P2" draw:layer="layout" draw:type="curve" svg:x1="4cm" svg:y1="14.5cm" svg:x2="4cm" svg:y2="10cm" draw:start-shape="id24" draw:start-glue-point="3" draw:end-shape="id25" draw:end-glue-point="3" svg:d="m4000 14500c-751 0-751-4500 0-4500">
          <text:p/>
        </draw:connector>
        <presentation:notes draw:style-name="dp2">
          <draw:page-thumbnail draw:style-name="gr1" draw:layer="layout" svg:width="13.705cm" svg:height="10.279cm" svg:x="3.647cm" svg:y="2.853cm" draw:page-number="21" presentation:class="page"/>
          <draw:frame presentation:style-name="pr2" draw:layer="layout" svg:width="14.517cm" svg:height="11.159cm" svg:x="3.249cm" svg:y="14.13cm" presentation:class="notes" presentation:placeholder="true">
            <draw:text-box/>
          </draw:frame>
        </presentation:notes>
      </draw:page>
      <draw:page draw:name="page22" draw:style-name="dp3" draw:master-page-name="original" presentation:presentation-page-layout-name="AL3T19">
        <office:forms form:automatic-focus="false" form:apply-design-mode="false"/>
        <draw:frame presentation:style-name="pr7" draw:layer="layout" svg:width="25cm" svg:height="2.33cm" svg:x="0.5cm" svg:y="0.635cm" presentation:class="title">
          <draw:text-box>
            <text:p>テストの増強</text:p>
          </draw:text-box>
        </draw:frame>
        <draw:frame draw:style-name="gr22" draw:text-style-name="P2" draw:layer="layout" svg:width="17.954cm" svg:height="14.991cm" svg:x="4.046cm" svg:y="4.5cm">
          <draw:image xlink:href="../pic9.PNG" xlink:type="simple" xlink:show="embed" xlink:actuate="onLoad">
            <text:p/>
          </draw:image>
        </draw:frame>
        <draw:rect draw:style-name="gr13" draw:text-style-name="P2" draw:id="id27" draw:layer="layout" svg:width="10cm" svg:height="10.3cm" svg:x="10.9cm" svg:y="8.7cm">
          <text:p/>
        </draw:rect>
        <draw:rect draw:style-name="gr3" draw:text-style-name="P2" draw:id="id26" draw:layer="layout" svg:width="5.783cm" svg:height="2.69cm" svg:x="20.217cm" svg:y="9.5cm">
          <text:p text:style-name="P2">テスト項目数を</text:p>
          <text:p text:style-name="P2">充実させるために</text:p>
          <text:p text:style-name="P2">ケースを追加した</text:p>
        </draw:rect>
        <draw:connector draw:style-name="gr12" draw:text-style-name="P2" draw:layer="layout" draw:type="curve" svg:x1="23.108cm" svg:y1="12.19cm" svg:x2="20.9cm" svg:y2="13.85cm" draw:start-shape="id26" draw:start-glue-point="2" draw:end-shape="id27" draw:end-glue-point="1" svg:d="m23108 12190c0 1107-736 1660-2208 1660">
          <text:p/>
        </draw:connector>
        <draw:ellipse draw:style-name="gr11" draw:text-style-name="P2" draw:id="id29" draw:layer="layout" svg:width="7cm" svg:height="2cm" svg:x="3.5cm" svg:y="8.5cm">
          <text:p/>
        </draw:ellipse>
        <draw:rect draw:style-name="gr3" draw:text-style-name="P2" draw:id="id28" draw:layer="layout" svg:width="5.5cm" svg:height="2cm" svg:x="3.5cm" svg:y="13cm">
          <text:p text:style-name="P2">Greenを維持!</text:p>
          <text:p text:style-name="P2">(実装に問題なし!)</text:p>
        </draw:rect>
        <draw:connector draw:style-name="gr12" draw:text-style-name="P2" draw:layer="layout" draw:type="curve" svg:x1="3.5cm" svg:y1="14cm" svg:x2="3.5cm" svg:y2="9.5cm" draw:start-shape="id28" draw:start-glue-point="3" draw:end-shape="id29" draw:end-glue-point="3" svg:d="m3500 14000c-751 0-751-4500 0-4500">
          <text:p/>
        </draw:connector>
        <presentation:notes draw:style-name="dp2">
          <draw:page-thumbnail draw:style-name="gr1" draw:layer="layout" svg:width="13.705cm" svg:height="10.279cm" svg:x="3.647cm" svg:y="2.853cm" draw:page-number="22" presentation:class="page"/>
          <draw:frame presentation:style-name="pr2" draw:layer="layout" svg:width="14.517cm" svg:height="11.159cm" svg:x="3.249cm" svg:y="14.13cm" presentation:class="notes" presentation:placeholder="true">
            <draw:text-box/>
          </draw:frame>
        </presentation:notes>
      </draw:page>
      <draw:page draw:name="page23" draw:style-name="dp3" draw:master-page-name="original" presentation:presentation-page-layout-name="AL3T19">
        <office:forms form:automatic-focus="false" form:apply-design-mode="false"/>
        <draw:frame presentation:style-name="pr7" draw:text-style-name="P6" draw:layer="layout" svg:width="25cm" svg:height="2.172cm" svg:x="0.5cm" svg:y="0.715cm" presentation:class="title" presentation:user-transformed="true">
          <draw:text-box>
            <text:p text:style-name="P6">おまけ: アプリケーションが動くまで1</text:p>
          </draw:text-box>
        </draw:frame>
        <draw:frame draw:style-name="gr23" draw:text-style-name="P2" draw:layer="layout" svg:width="16.773cm" svg:height="15cm" svg:x="4.227cm" svg:y="4.5cm">
          <draw:image xlink:href="../pic10.PNG" xlink:type="simple" xlink:show="embed" xlink:actuate="onLoad">
            <text:p/>
          </draw:image>
        </draw:frame>
        <draw:rect draw:style-name="gr13" draw:text-style-name="P2" draw:id="id31" draw:layer="layout" svg:width="10.1cm" svg:height="3cm" svg:x="10.9cm" svg:y="11cm">
          <text:p/>
        </draw:rect>
        <draw:rect draw:style-name="gr3" draw:text-style-name="P2" draw:id="id30" draw:layer="layout" svg:width="5.783cm" svg:height="2.69cm" svg:x="19cm" svg:y="15cm">
          <text:p text:style-name="P2">文字列を作って</text:p>
          <text:p text:style-name="P2">表示させるために</text:p>
          <text:p text:style-name="P2">onCreate()を拡張</text:p>
        </draw:rect>
        <draw:connector draw:style-name="gr12" draw:text-style-name="P2" draw:layer="layout" draw:type="curve" svg:x1="21.891cm" svg:y1="15cm" svg:x2="21cm" svg:y2="12.5cm" draw:start-shape="id30" draw:end-shape="id31" draw:end-glue-point="1" svg:d="m21891 15000c0-1667-297-2500-891-2500">
          <text:p/>
        </draw:connector>
        <presentation:notes draw:style-name="dp2">
          <draw:page-thumbnail draw:style-name="gr1" draw:layer="layout" svg:width="13.705cm" svg:height="10.279cm" svg:x="3.647cm" svg:y="2.853cm" draw:page-number="23" presentation:class="page"/>
          <draw:frame presentation:style-name="pr2" draw:layer="layout" svg:width="14.517cm" svg:height="11.159cm" svg:x="3.249cm" svg:y="14.13cm" presentation:class="notes" presentation:placeholder="true">
            <draw:text-box/>
          </draw:frame>
        </presentation:notes>
      </draw:page>
      <draw:page draw:name="page24" draw:style-name="dp3" draw:master-page-name="original" presentation:presentation-page-layout-name="AL3T19">
        <office:forms form:automatic-focus="false" form:apply-design-mode="false"/>
        <draw:frame presentation:style-name="pr7" draw:text-style-name="P6" draw:layer="layout" svg:width="25cm" svg:height="2.172cm" svg:x="0.5cm" svg:y="0.715cm" presentation:class="title" presentation:user-transformed="true">
          <draw:text-box>
            <text:p text:style-name="P6">おまけ: アプリケーションが動くまで2</text:p>
          </draw:text-box>
        </draw:frame>
        <draw:frame draw:style-name="gr24" draw:text-style-name="P2" draw:layer="layout" svg:width="24.5cm" svg:height="13.5cm" svg:x="1.503cm" svg:y="4.526cm">
          <draw:image xlink:href="../pic11.PNG" xlink:type="simple" xlink:show="embed" xlink:actuate="onLoad">
            <text:p/>
          </draw:image>
        </draw:frame>
        <draw:rect draw:style-name="gr13" draw:text-style-name="P2" draw:id="id33" draw:layer="layout" svg:width="5.599cm" svg:height="0.6cm" svg:x="9.401cm" svg:y="12.8cm">
          <text:p/>
        </draw:rect>
        <draw:rect draw:style-name="gr3" draw:text-style-name="P2" draw:id="id32" draw:layer="layout" svg:width="4.999cm" svg:height="2cm" svg:x="20cm" svg:y="11cm">
          <text:p text:style-name="P2">リソースに</text:p>
          <text:p text:style-name="P2">IDを割り当てる</text:p>
        </draw:rect>
        <draw:connector draw:style-name="gr12" draw:text-style-name="P2" draw:layer="layout" draw:type="curve" svg:x1="20cm" svg:y1="12cm" svg:x2="15cm" svg:y2="13.1cm" draw:start-shape="id32" draw:end-shape="id33" draw:end-glue-point="1" svg:d="m20000 12000c-3750 0-1250 1100-5000 1100">
          <text:p/>
        </draw:connector>
        <presentation:notes draw:style-name="dp2">
          <draw:page-thumbnail draw:style-name="gr1" draw:layer="layout" svg:width="13.705cm" svg:height="10.279cm" svg:x="3.647cm" svg:y="2.853cm" draw:page-number="24" presentation:class="page"/>
          <draw:frame presentation:style-name="pr2" draw:layer="layout" svg:width="14.517cm" svg:height="11.159cm" svg:x="3.249cm" svg:y="14.13cm" presentation:class="notes" presentation:placeholder="true">
            <draw:text-box/>
          </draw:frame>
        </presentation:notes>
      </draw:page>
      <draw:page draw:name="page25" draw:style-name="dp3" draw:master-page-name="original" presentation:presentation-page-layout-name="AL3T19">
        <office:forms form:automatic-focus="false" form:apply-design-mode="false"/>
        <draw:frame presentation:style-name="pr7" draw:layer="layout" svg:width="25cm" svg:height="2.33cm" svg:x="0.5cm" svg:y="0.635cm" presentation:class="title">
          <draw:text-box>
            <text:p>おしまい</text:p>
          </draw:text-box>
        </draw:frame>
        <draw:frame draw:style-name="gr25" draw:text-style-name="P2" draw:layer="layout" svg:width="21.086cm" svg:height="14.842cm" svg:x="2.914cm" svg:y="4.5cm">
          <draw:image xlink:href="../pic12.PNG" xlink:type="simple" xlink:show="embed" xlink:actuate="onLoad">
            <text:p/>
          </draw:image>
        </draw:frame>
        <presentation:notes draw:style-name="dp2">
          <draw:page-thumbnail draw:style-name="gr1" draw:layer="layout" svg:width="13.705cm" svg:height="10.279cm" svg:x="3.647cm" svg:y="2.853cm" draw:page-number="25" presentation:class="page"/>
          <draw:frame presentation:style-name="pr2"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draw:fill-image draw:name="Pebbles" xlink:href="Pictures/100000000000005E0000005EDF9FDE90.png" xlink:type="simple" xlink:show="embed" xlink:actuate="onLoad"/>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riginal-background" style:family="presentation">
      <style:graphic-properties draw:stroke="none" draw:fill="bitmap" draw:fill-color="#ffff00" draw:fill-gradient-name="Ellipsoid_20_blue_20_grey_2f_light_20_blue" draw:fill-image-name="Pebbles" draw:fill-image-width="0cm" draw:fill-image-height="0cm"/>
    </style:style>
    <style:style style:name="original-backgroundobjects" style:family="presentation">
      <style:graphic-properties draw:fill-image-width="0cm" draw:fill-image-height="0cm" draw:shadow="hidden" draw:shadow-offset-x="0.3cm" draw:shadow-offset-y="0.3cm" draw:shadow-color="#808080"/>
      <style:text-properties fo:font-family="'Comic Sans MS'" style:font-style-name="標準" style:font-family-generic="script" style:font-pitch="variable" style:font-family-asian="メイリオ" style:font-style-name-asian="レギュラー" style:font-family-generic-asian="modern" style:font-pitch-asian="variable"/>
    </style:style>
    <style:style style:name="original-notes" style:family="presentation">
      <style:graphic-properties draw:stroke="none" draw:fill="none"/>
      <style:text-properties fo:color="#000000" style:text-outline="false" style:text-line-through-style="none" fo:font-family="HG-MinchoL-Sun" style:font-style-name="Standard" style:font-family-generic="modern" style:font-pitch="fixed" fo:font-size="24pt" fo:font-style="normal" fo:text-shadow="none" style:text-underline-style="none" fo:font-weight="normal" style:font-family-asian="HG-MinchoL-Sun" style:font-style-name-asian="Standard" style:font-family-generic-asian="modern" style:font-pitch-asian="fixed" style:font-size-asian="24pt" style:language-asian="ja" style:country-asian="JP" style:font-style-asian="normal" style:font-weight-asian="normal"/>
    </style:style>
    <style:style style:name="original-outline1" style:family="presentation">
      <style:graphic-properties draw:stroke="none" draw:fill="none">
        <text:list-style style:name="origina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cm" fo:text-align="start" fo:text-indent="0cm" style:text-autospace="ideograph-alpha" style:punctuation-wrap="hanging"/>
      <style:text-properties fo:color="#000000" style:text-outline="false" style:text-line-through-style="none" fo:font-family="'Arial Black'" style:font-style-name="標準" style:font-family-generic="swiss" style:font-pitch="variable" fo:font-size="32pt" fo:font-style="normal" fo:text-shadow="none" style:text-underline-style="none" fo:font-weight="900" style:font-family-asian="メイリオ" style:font-style-name-asian="レギュラー" style:font-family-generic-asian="modern" style:font-pitch-asian="variable" style:font-size-asian="32pt" style:language-asian="ja" style:country-asian="JP" style:font-style-asian="normal" style:font-weight-asian="normal"/>
    </style:style>
    <style:style style:name="original-outline2" style:family="presentation" style:parent-style-name="original-outline1">
      <style:paragraph-properties fo:margin-left="0cm" fo:margin-right="0cm" fo:text-indent="-0.8cm"/>
      <style:text-properties fo:font-family="'Arial Black'" style:font-style-name="標準" style:font-family-generic="swiss" style:font-pitch="variable" fo:font-size="28pt" fo:font-weight="900" style:font-family-asian="メイリオ" style:font-style-name-asian="レギュラー" style:font-family-generic-asian="modern" style:font-pitch-asian="variable" style:font-size-asian="28pt"/>
    </style:style>
    <style:style style:name="original-outline3" style:family="presentation" style:parent-style-name="original-outline2">
      <style:paragraph-properties fo:margin-left="0cm" fo:margin-right="0cm" fo:text-indent="-0.6cm"/>
      <style:text-properties fo:font-size="24pt" style:font-size-asian="24pt"/>
    </style:style>
    <style:style style:name="original-outline4" style:family="presentation" style:parent-style-name="original-outline3">
      <style:paragraph-properties fo:margin-left="0cm" fo:margin-right="0cm" fo:text-indent="-0.6cm"/>
      <style:text-properties fo:font-size="20pt" style:font-size-asian="20pt"/>
    </style:style>
    <style:style style:name="original-outline5" style:family="presentation" style:parent-style-name="original-outline4">
      <style:paragraph-properties fo:margin-left="0cm" fo:margin-right="0cm" fo:text-indent="-0.6cm"/>
      <style:text-properties fo:font-size="18pt" style:font-size-asian="18pt"/>
    </style:style>
    <style:style style:name="original-outline6" style:family="presentation" style:parent-style-name="original-outline5">
      <style:paragraph-properties fo:margin-left="0cm" fo:margin-right="0cm" fo:text-indent="-0.6cm"/>
      <style:text-properties fo:font-size="16pt" style:font-size-asian="16pt"/>
    </style:style>
    <style:style style:name="original-outline7" style:family="presentation" style:parent-style-name="original-outline6">
      <style:paragraph-properties fo:margin-left="0cm" fo:margin-right="0cm" fo:text-indent="-0.6cm"/>
      <style:text-properties fo:font-size="14pt" style:font-size-asian="14pt"/>
    </style:style>
    <style:style style:name="original-outline8" style:family="presentation" style:parent-style-name="original-outline7">
      <style:paragraph-properties fo:margin-left="0cm" fo:margin-right="0cm" fo:text-indent="-0.6cm"/>
      <style:text-properties fo:font-size="12pt" style:font-size-asian="12pt"/>
    </style:style>
    <style:style style:name="original-outline9" style:family="presentation" style:parent-style-name="original-outline8">
      <style:paragraph-properties fo:margin-left="0cm" fo:margin-right="0cm" fo:text-indent="-0.6cm"/>
      <style:text-properties fo:font-size="10.5pt" style:font-size-asian="10.5pt"/>
    </style:style>
    <style:style style:name="original-subtitle" style:family="presentation">
      <style:graphic-properties draw:stroke="none" draw:fill="none" draw:textarea-vertical-align="middle">
        <text:list-style style:name="origina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Black'" style:font-style-name="標準" style:font-family-generic="swiss" style:font-pitch="variable" fo:font-size="32pt" fo:font-style="normal" fo:text-shadow="none" style:text-underline-style="none" fo:font-weight="900" style:font-family-asian="メイリオ" style:font-style-name-asian="レギュラー" style:font-family-generic-asian="modern" style:font-pitch-asian="variable" style:font-size-asian="32pt" style:language-asian="ja" style:country-asian="JP" style:font-style-asian="normal" style:font-weight-asian="normal"/>
    </style:style>
    <style:style style:name="original-title" style:family="presentation">
      <style:graphic-properties draw:stroke="none" draw:fill="none" draw:textarea-vertical-align="middle">
        <text:list-style style:name="origina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rial Black'" style:font-style-name="標準" style:font-family-generic="swiss" style:font-pitch="variable" fo:font-size="44pt" fo:font-style="normal" fo:text-shadow="none" style:text-underline-style="none" fo:font-weight="900" style:font-family-asian="メイリオ" style:font-style-name-asian="ボールド" style:font-family-generic-asian="modern" style:font-pitch-asian="variable" style:font-size-asian="44pt" style:language-asian="ja" style:country-asian="JP" style:font-style-asian="normal" style:font-weight-asian="bol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color="#ffff00" draw:fill-gradient-name="Ellipsoid_20_blue_20_grey_2f_light_20_blue" draw:fill-image-name="Pebbles"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horizontal-align="justify" draw:textarea-vertical-align="middle" draw:auto-grow-height="false" draw:auto-grow-width="false" draw:fit-to-size="false" fo:min-height="0.85cm" fo:min-width="1.549cm"/>
    </style:style>
    <style:style style:name="Mpr1" style:family="presentation" style:parent-style-name="original-backgroundobjects">
      <style:graphic-properties draw:fill="solid" draw:fill-color="#ffffff" draw:opacity="85%" draw:textarea-horizontal-align="center" draw:textarea-vertical-align="middle" draw:shadow="visible" draw:shadow-opacity="85%"/>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text-properties fo:color="#000080" fo:font-family="'Arial Black'" style:font-style-name="標準" style:font-family-generic="swiss" style:font-pitch="variable" fo:font-size="20pt" fo:font-weight="900" style:font-family-asian="'Arial Black'" style:font-style-name-asian="標準" style:font-family-generic-asian="swiss" style:font-pitch-asian="variable" style:font-size-asian="20pt" style:font-weight-asian="900" style:font-size-complex="20pt" style:font-weight-complex="bold" style:font-relief="embossed"/>
    </style:style>
    <style:style style:name="MT1" style:family="text">
      <style:text-properties fo:font-size="14pt" style:font-size-asian="14pt" style:font-size-complex="14pt"/>
    </style:style>
    <style:style style:name="MT2" style:family="text">
      <style:text-properties fo:color="#000080" fo:font-family="'Arial Black'" style:font-style-name="標準" style:font-family-generic="swiss" style:font-pitch="variable" fo:font-size="20pt" fo:font-weight="900" style:font-family-asian="'Arial Black'" style:font-style-name-asian="標準" style:font-family-generic-asian="swiss" style:font-pitch-asian="variable" style:font-size-asian="20pt" style:font-weight-asian="900" style:font-size-complex="20pt" style:font-weight-complex="bold" style:font-relief="embosse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original" style:page-layout-name="PM1" draw:style-name="Mdp1">
      <office:forms form:automatic-focus="false" form:apply-design-mode="false"/>
      <draw:rect presentation:style-name="Mpr1" draw:text-style-name="MP3" draw:layer="backgroundobjects" svg:width="25.5cm" svg:height="15.8cm" svg:x="1cm" svg:y="4.2cm">
        <text:p/>
      </draw:rect>
      <draw:rect presentation:style-name="Mpr1" draw:text-style-name="MP3" draw:layer="backgroundobjects" svg:width="25.494cm" svg:height="2.5cm" svg:x="0cm" svg:y="0.5cm">
        <text:p/>
      </draw:rect>
      <draw:frame presentation:style-name="original-title" draw:layer="backgroundobjects" svg:width="25cm" svg:height="2cm" svg:x="0.5cm" svg:y="0.8cm" presentation:class="title" presentation:placeholder="true">
        <draw:text-box draw:corner-radius="0.001cm"/>
      </draw:frame>
      <draw:frame presentation:style-name="original-outline1" draw:layer="backgroundobjects" svg:width="25.411cm" svg:height="15.229cm" svg:x="1.089cm" svg:y="4.271cm" presentation:class="outline" presentation:placeholder="true">
        <draw:text-box draw:corner-radius="0.01cm"/>
      </draw:frame>
      <draw:frame draw:style-name="Mgr3" draw:text-style-name="MP4" draw:layer="backgroundobjects" svg:width="2.006cm" svg:height="1.309cm" svg:x="24.494cm" svg:y="18.439cm">
        <draw:text-box>
          <text:p><text:span text:style-name="MT2"><text:page-number>&lt;番号&gt;</text:page-number></text:span></text:p>
        </draw:text-box>
      </draw:frame>
      <presentation:notes style:page-layout-name="PM0">
        <draw:page-thumbnail presentation:style-name="original-title" draw:layer="backgroundobjects" svg:width="13.705cm" svg:height="10.279cm" svg:x="3.647cm" svg:y="2.853cm" presentation:class="page"/>
        <draw:frame presentation:style-name="origina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ryo</meta:initial-creator>
    <meta:creation-date>2010-11-13T10:09:24.73</meta:creation-date>
    <meta:generator>OpenOffice.org/3.1$Win32 OpenOffice.org_project/310m19$Build-9420</meta:generator>
    <dc:date>2011-01-15T01:25:45.43</dc:date>
    <dc:creator>ryo</dc:creator>
    <meta:editing-duration>PT55H13M50S</meta:editing-duration>
    <meta:editing-cycles>25</meta:editing-cycles>
    <meta:document-statistic meta:object-count="189"/>
  </office:meta>
</office:document-meta>
</file>